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Andalu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ndalu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style:font-name="Andalus" fo:font-size="24pt" fo:font-weight="bold" style:font-size-asian="24pt" style:font-weight-asian="bold" style:font-size-complex="24pt" style:font-weight-complex="bold"/>
    </style:style>
    <style:style style:name="T1"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Chapter 1 : The Beginning</text:p>
      <text:p text:style-name="P4"/>
      <text:p text:style-name="P2"/>
      <text:p text:style-name="P2">THUD!</text:p>
      <text:p text:style-name="P2"/>
      <text:p text:style-name="P3"><text:tab/>HIS FACE HIT <text:span text:style-name="T1">the ground with a loud smack breaking his nose and jarring most of his face and body. The dirt muffled his cry of “OW!” as he realized just how much it hurt. No one heard as far as he could tell. It wouldn't have mattered if anyone had heard because no one within 100 yards of him could or had any intention in helping him. No one noticed him or knew well enough to care. And – sadly the only person within 100 yards of him was in the same situation as him or possibly worse. </text:span></text:p>
      <text:p text:style-name="P3"><text:span text:style-name="T1"/></text:p>
      <text:p text:style-name="P3"><text:span text:style-name="T1"><text:tab/>He lay there not knowing any of this wondering where he was or what had happened to him and how he gotten there. All he knew was in this place there was dirt – mighty fine dirt that went up your nose and got in your mouth which put him at square zero. Eventually, he decided that lying on the ground tasting dirt was not going to help him much so he painfully rolled onto his back and opened his eyes. </text:span></text:p>
      <text:p text:style-name="P3"><text:span text:style-name="T1"/></text:p>
      <text:p text:style-name="P3"><text:span text:style-name="T1"><text:tab/>When he opened his eyes he had expected <text:s/>a helping hand or at least some one punching him in his face but instead he saw a normal day – or at least what he thought was a normal day. It was not a particularly beautiful view – yes, there were green trees and green grass and a blue sky and a sun but something about the sunlight threw him off. It was so bright and it pounded so hard on him that he felt like he was going to burst. He shut his eyes tightly to make sure that no more light got through. He fought against the urge to roll back so his face was in the dirt. He put his eyes over his face to shield against the pounding sun and in the process knocking into something. The something moaned. It sounded to him like a human moan. He turned over on his back so he was facing the source of the moan. He cautiously opened his eyes and </text:span><text:soft-page-break/><text:span text:style-name="T1">peered out at the something. </text:span></text:p>
      <text:p text:style-name="P3"><text:span text:style-name="T1"/></text:p>
      <text:p text:style-name="P3"><text:span text:style-name="T1"><text:tab/>To his surprise and unsurprise he found a Red-T-shirted figure which appeared to be around the same age as him. Guessing by the ponytail he suspected that the figure was a girl. </text:span></text:p>
      <text:p text:style-name="P3"><text:span text:style-name="T1"/></text:p>
      <text:p text:style-name="P3"><text:span text:style-name="T1"><text:tab/>He prodded her with his finger, trying to wake her up.</text:span></text:p>
      <text:p text:style-name="P3"><text:span text:style-name="T1"/></text:p>
      <text:p text:style-name="P3"><text:span text:style-name="T1"><text:tab/>She moaned.</text:span></text:p>
      <text:p text:style-name="P3"><text:span text:style-name="T1"/></text:p>
      <text:p text:style-name="P3"><text:span text:style-name="T1"><text:tab/>“At least she is not dead,” he thought.</text:span></text:p>
      <text:p text:style-name="P3"><text:span text:style-name="T1"/></text:p>
      <text:p text:style-name="P3"><text:span text:style-name="T1"><text:tab/>He may not have good memories of people but he certainly did not want the only person he could see to be dead. He would be too lonely – even if it turned out all she did was snipe at him. Getting poked and teased and pestered was still better than being all alone.</text:span></text:p>
      <text:p text:style-name="P3"><text:span text:style-name="T1"><text:tab/></text:span></text:p>
      <text:p text:style-name="P3"><text:span text:style-name="T1"><text:tab/>And that was the thing – he didn't know where on earth he was!! Of course – if he still was on earth. As far as he could tell there was trees and grass but that described almost any place outside of a large city.</text:span></text:p>
      <text:p text:style-name="P3"><text:span text:style-name="T1"/></text:p>
      <text:p text:style-name="P3"><text:span text:style-name="T1"><text:tab/>“There are a lot of trees,” he noted. He didn't think his observations would help much.</text:span></text:p>
      <text:p text:style-name="P3"><text:span text:style-name="T1"/></text:p>
      <text:p text:style-name="P3"><text:span text:style-name="T1"><text:tab/>He looked back at the sky.</text:span></text:p>
      <text:p text:style-name="P3"><text:span text:style-name="T1"><text:tab/></text:span></text:p>
      <text:p text:style-name="P3"><text:span text:style-name="T1"><text:tab/>“There are two suns!” he noted his thoughts came out in a jumbled mess, “Maybe it is like Star Wars and I have landed on a planet with twin suns!”</text:span></text:p>
      <text:p text:style-name="P3"><text:span text:style-name="T1"/></text:p>
      <text:p text:style-name="P3"><text:span text:style-name="T1"><text:tab/>Of course, he knew that he was obviously not in a Star Wars movie where he starred as the hero but it was fun to imagine – especially if you don't know where you </text:span><text:soft-page-break/><text:span text:style-name="T1">are. He imagined crash landing his spaceship in the <text:s/>middle of nowhere and hit the ground so hard that all his memories were gone. </text:span></text:p>
      <text:p text:style-name="P3"><text:span text:style-name="T1"/></text:p>
      <text:p text:style-name="P3"><text:span text:style-name="T1"><text:tab/>If there are any girls reading this: </text:span></text:p>
      <text:p text:style-name="P3"><text:span text:style-name="T1"/></text:p>
      <text:p text:style-name="P3"><text:span text:style-name="T1"><text:tab/>Boys are really weird sometimes – if you know what I mean. </text:span></text:p>
      <text:p text:style-name="P3"><text:span text:style-name="T1"/></text:p>
      <text:p text:style-name="P3"><text:span text:style-name="T1"/></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5-02T19:02:01.83</meta:creation-date>
    <meta:document-statistic meta:table-count="0" meta:image-count="0" meta:object-count="0" meta:page-count="3" meta:paragraph-count="19" meta:word-count="648" meta:character-count="3212"/>
    <dc:date>2013-05-02T19:43:35.08</dc:date>
    <dc:creator>Isadora White</dc:creator>
    <meta:editing-duration>PT11M12S</meta:editing-duration>
    <meta:editing-cycles>1</meta:editing-cycles>
    <meta:generator>OpenOffice.org/3.3$Win32 OpenOffice.org_project/330m20$Build-9567</meta:generator>
  </office:meta>
</office:document-meta>
</file>